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cm" fo:min-width="0.1cm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0.548cm"/>
    </style:style>
    <style:style style:name="gr3" style:family="graphic" style:parent-style-name="standard">
      <style:graphic-properties draw:fill="solid" draw:fill-color="#ffff66" draw:textarea-horizontal-align="justify" draw:textarea-vertical-align="top" draw:auto-grow-height="false" fo:min-height="6.828cm" fo:min-width="6.178cm"/>
    </style:style>
    <style:style style:name="gr4" style:family="graphic" style:parent-style-name="standard">
      <style:graphic-properties draw:fill="solid" draw:fill-color="#ffcccc" draw:textarea-horizontal-align="justify" draw:textarea-vertical-align="top" draw:auto-grow-height="false" fo:min-height="3.09cm" fo:min-width="4.14cm"/>
    </style:style>
    <style:style style:name="gr5" style:family="graphic" style:parent-style-name="standard">
      <style:graphic-properties draw:fill="solid" draw:fill-color="#ffff66" draw:textarea-horizontal-align="justify" draw:textarea-vertical-align="top" draw:auto-grow-height="false" fo:min-height="5.256cm" fo:min-width="18.506cm"/>
    </style:style>
    <style:style style:name="gr6" style:family="graphic" style:parent-style-name="Obiekt_20_bez_20_wypełnienia_20_i_20_bez_20_linii">
      <style:graphic-properties draw:textarea-vertical-align="middle" draw:ole-draw-aspect="1"/>
    </style:style>
    <style:style style:name="gr7" style:family="graphic" style:parent-style-name="standard">
      <style:graphic-properties draw:fill="solid" draw:fill-color="#ccff99" draw:textarea-horizontal-align="justify" draw:textarea-vertical-align="middle" draw:auto-grow-height="false" fo:min-height="2.368cm" fo:min-width="4.118cm"/>
    </style:style>
    <style:style style:name="gr8" style:family="graphic" style:parent-style-name="standard">
      <style:graphic-properties draw:fill="solid" draw:fill-color="#ffcccc" draw:textarea-horizontal-align="justify" draw:textarea-vertical-align="middle" draw:auto-grow-height="false" fo:min-height="2.188cm" fo:min-width="4.938cm"/>
    </style:style>
    <style:style style:name="gr9" style:family="graphic" style:parent-style-name="standard">
      <style:graphic-properties draw:fill="solid" draw:fill-color="#ccffcc" draw:textarea-horizontal-align="justify" draw:textarea-vertical-align="middle" draw:auto-grow-height="false" fo:min-height="2.368cm" fo:min-width="4.318cm"/>
    </style:style>
    <style:style style:name="gr10" style:family="graphic" style:parent-style-name="standard">
      <style:graphic-properties draw:fill="solid" draw:fill-color="#ffff66" draw:textarea-horizontal-align="justify" draw:textarea-vertical-align="middle" draw:auto-grow-height="false" fo:min-height="1.646cm" fo:min-width="4.396cm"/>
    </style:style>
    <style:style style:name="gr11" style:family="graphic" style:parent-style-name="standard">
      <style:graphic-properties draw:fill="solid" draw:fill-color="#ffff66" draw:textarea-horizontal-align="justify" draw:textarea-vertical-align="middle" draw:auto-grow-height="false" fo:min-height="2.188cm" fo:min-width="4.338cm"/>
    </style:style>
    <style:style style:name="gr12" style:family="graphic" style:parent-style-name="standard">
      <style:graphic-properties draw:fill="solid" draw:fill-color="#ffff66" draw:textarea-horizontal-align="justify" draw:textarea-vertical-align="top" draw:auto-grow-height="false" fo:min-height="6.386cm" fo:min-width="5.636cm"/>
    </style:style>
    <style:style style:name="gr13" style:family="graphic" style:parent-style-name="standard">
      <style:graphic-properties draw:fill="solid" draw:fill-color="#ffcccc" draw:textarea-horizontal-align="justify" draw:textarea-vertical-align="top" draw:auto-grow-height="false" fo:min-height="3.27cm" fo:min-width="4.12cm"/>
    </style:style>
    <style:style style:name="gr14" style:family="graphic" style:parent-style-name="standard">
      <style:graphic-properties draw:fill="solid" draw:fill-color="#ccffcc" draw:textarea-horizontal-align="justify" draw:textarea-vertical-align="middle" draw:auto-grow-height="false" fo:min-height="1.194cm" fo:min-width="2.644cm"/>
    </style:style>
    <style:style style:name="gr15" style:family="graphic" style:parent-style-name="standard">
      <style:graphic-properties draw:fill="solid" draw:fill-color="#ccff99" draw:textarea-horizontal-align="justify" draw:textarea-vertical-align="middle" draw:auto-grow-height="false" fo:min-height="1.194cm" fo:min-width="3.344cm"/>
    </style:style>
    <style:style style:name="gr16" style:family="graphic" style:parent-style-name="standard">
      <style:graphic-properties draw:fill="solid" draw:fill-color="#ccffcc" draw:textarea-horizontal-align="justify" draw:textarea-vertical-align="middle" draw:auto-grow-height="false" fo:min-height="1.556cm" fo:min-width="2.606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fill="solid" draw:fill-color="#99ff66" draw:textarea-horizontal-align="justify" draw:textarea-vertical-align="middle" draw:auto-grow-height="false" fo:min-height="2.006cm" fo:min-width="3.756cm"/>
    </style:style>
    <style:style style:name="gr19" style:family="graphic" style:parent-style-name="standard">
      <style:graphic-properties draw:fill="solid" draw:fill-color="#ccff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8" draw:id="id8" draw:layer="layout" svg:width="0.6cm" svg:height="0.5cm" svg:x="16.2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1.048cm" svg:height="0.5cm" svg:x="15.752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4cm" svg:height="7.8cm" svg:x="10.6cm" svg:y="2cm">
          <text:p text:style-name="P1">E2L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6" draw:id="id6" draw:layer="layout" svg:width="5cm" svg:height="3.7cm" svg:x="11.8cm" svg:y="3.7cm">
          <text:p text:style-name="P2"><text:span text:style-name="T1">FP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9.6cm" svg:height="6.1cm" svg:x="2.6cm" svg:y="12.5cm">
          <text:p text:style-name="P1">Serw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9.031cm" svg:height="2.257cm" svg:x="3.197cm" svg:y="12.96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7" draw:text-style-name="P1" xml:id="id3" draw:id="id3" draw:layer="layout" svg:width="4.9cm" svg:height="2.9cm" svg:x="9.8cm" svg:y="14.7cm">
          <text:p text:style-name="P1">Baza Dany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4" draw:id="id4" draw:layer="layout" svg:width="5.7cm" svg:height="2.7cm" draw:transform="skewX (0.00174532925199433) translate (15.8cm 14.8cm)">
          <text:p text:style-name="P1">Witryna</text:p>
          <text:p text:style-name="P1">internetow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2" draw:id="id2" draw:layer="layout" svg:width="5.1cm" svg:height="2.9cm" svg:x="3.5cm" svg:y="14.7cm">
          <text:p text:style-name="P1">Usługa </text:p>
          <text:p text:style-name="P1">pośredniczą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11" draw:id="id11" draw:layer="layout" svg:width="5.1cm" svg:height="2.1cm" svg:x="23.1cm" svg:y="2.4cm">
          <text:p text:style-name="P3"><text:span text:style-name="T2">Szlaban </text:span></text:p>
          <text:p text:style-name="P3"><text:span text:style-name="T2">wjazdow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9" draw:id="id9" draw:layer="layout" svg:width="5.1cm" svg:height="2.7cm" svg:x="23cm" svg:y="6.2cm">
          <text:p text:style-name="P3"><text:span text:style-name="T2">Terminal do</text:span></text:p>
          <text:p text:style-name="P3"><text:span text:style-name="T2">wpisywania</text:span></text:p>
          <text:p text:style-name="P3"><text:span text:style-name="T2">kodó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6.8cm" svg:height="7.3cm" svg:x="1.5cm" svg:y="1.9cm">
          <text:p text:style-name="P2"><text:span text:style-name="T1">FMC NXP ARM 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5" draw:id="id5" draw:layer="layout" svg:width="5cm" svg:height="3.9cm" svg:x="2.2cm" svg:y="3.6cm">
          <text:p text:style-name="P2"><text:span text:style-name="T1">LPC236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3.3cm" svg:height="1.6cm" svg:x="12.7cm" svg:y="5.1cm">
          <text:p text:style-name="P1"><text:span text:style-name="T3">PicoBala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1" draw:id="id1" draw:layer="layout" svg:width="4cm" svg:height="1.6cm" svg:x="12.3cm" svg:y="7.8cm">
          <text:p text:style-name="P1"><text:span text:style-name="T3">Karta siecio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3.3cm" svg:height="2cm" svg:x="3.068cm" svg:y="4.9cm">
          <text:p text:style-name="P1"><text:span text:style-name="T3">Ethernet</text:span></text:p>
          <text:p text:style-name="P1"><text:span text:style-name="T3">M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line-skew="-0.651cm" svg:x1="14.3cm" svg:y1="9.4cm" svg:x2="6.05cm" svg:y2="14.7cm" draw:start-shape="id1" draw:end-shape="id2" draw:end-glue-point="0" svg:d="M14300 9400v2000h-8250v3300" svg:viewBox="0 0 8251 5301">
          <text:p text:style-name="P1">Ethernet</text:p>
          <text:p text:style-name="P1"/>
          <text:p text:style-name="P1"/>
          <text:p text:style-name="P1"/>
        </draw:connector>
        <draw:connector draw:style-name="standard" draw:text-style-name="P1" draw:layer="layout" svg:x1="8.6cm" svg:y1="16.15cm" svg:x2="9.8cm" svg:y2="16.15cm" draw:start-shape="id2" draw:end-shape="id3" svg:d="M8600 16150h1200" svg:viewBox="0 0 1201 1">
          <text:p/>
        </draw:connector>
        <draw:connector draw:style-name="standard" draw:text-style-name="P1" draw:layer="layout" svg:x1="14.7cm" svg:y1="16.15cm" svg:x2="15.798cm" svg:y2="16.15cm" draw:start-shape="id3" draw:end-shape="id4" svg:d="M14700 16150h1098" svg:viewBox="0 0 1099 1">
          <text:p/>
        </draw:connector>
        <draw:connector draw:style-name="standard" draw:text-style-name="P2" draw:layer="layout" svg:x1="7.2cm" svg:y1="5.55cm" svg:x2="11.8cm" svg:y2="5.55cm" draw:start-shape="id5" draw:start-glue-point="1" draw:end-shape="id6" draw:end-glue-point="3" svg:d="M7200 5550h4600" svg:viewBox="0 0 4601 1">
          <text:p text:style-name="P2">FMC</text:p>
          <text:p text:style-name="P2"/>
        </draw:connector>
        <draw:connector draw:style-name="standard" draw:text-style-name="P1" draw:layer="layout" svg:x1="14.3cm" svg:y1="7.4cm" svg:x2="14.3cm" svg:y2="7.8cm" draw:start-shape="id6" draw:start-glue-point="2" draw:end-shape="id1" draw:end-glue-point="0" svg:d="M14300 7400v400" svg:viewBox="0 0 1 401">
          <text:p/>
        </draw:connector>
        <draw:custom-shape draw:style-name="gr18" draw:text-style-name="P1" xml:id="id7" draw:id="id7" draw:layer="layout" svg:width="4.5cm" svg:height="2.5cm" svg:x="23.3cm" svg:y="11.8cm">
          <text:p text:style-name="P1">Użytkowni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text-style-name="P1" draw:layer="layout" svg:x1="21.498cm" svg:y1="16.15cm" svg:x2="25.55cm" svg:y2="14.3cm" draw:start-shape="id4" draw:start-glue-point="1" draw:end-shape="id7" draw:end-glue-point="2" svg:d="M21498 16150h4052v-1850" svg:viewBox="0 0 4053 1851">
          <text:p text:style-name="P1"/>
          <text:p text:style-name="P1"/>
          <text:p text:style-name="P1"/>
          <text:p text:style-name="P1"/>
          <text:p text:style-name="P1"/>
          <text:p text:style-name="P1"><text:tab/><text:tab/><text:tab/>Przeglądarka</text:p>
          <text:p text:style-name="P1"><text:tab/><text:tab/><text:tab/>internetowa</text:p>
        </draw:connector>
        <draw:connector draw:style-name="standard" draw:text-style-name="P1" draw:layer="layout" svg:x1="16.8cm" svg:y1="6.35cm" svg:x2="23cm" svg:y2="7.55cm" draw:start-shape="id8" draw:start-glue-point="1" draw:end-shape="id9" draw:end-glue-point="3" svg:d="M16800 6350h3100v1200h3100" svg:viewBox="0 0 6201 1201">
          <text:p text:style-name="P1"><text:tab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tab/></text:p>
          <text:p text:style-name="P1"><text:tab/>Protokół</text:p>
          <text:p text:style-name="P1"><text:tab/>komunikacyjny</text:p>
          <text:p text:style-name="P1"/>
          <text:p text:style-name="P1"/>
          <text:p text:style-name="P1"/>
          <text:p text:style-name="P1"/>
        </draw:connector>
        <draw:connector draw:style-name="standard" draw:text-style-name="P1" draw:layer="layout" svg:x1="16.8cm" svg:y1="4.65cm" svg:x2="23.1cm" svg:y2="3.45cm" draw:start-shape="id10" draw:start-glue-point="1" draw:end-shape="id11" draw:end-glue-point="3" svg:d="M16800 4650h3150v-1200h3150" svg:viewBox="0 0 6301 1201">
          <text:p text:style-name="P1"><text:tab/>Sygnały </text:p>
          <text:p text:style-name="P1"><text:tab/>sterujące</text:p>
          <text:p text:style-name="P1"/>
          <text:p text:style-name="P1"/>
          <text:p text:style-name="P1"/>
          <text:p text:style-name="P1"/>
        </draw:connector>
        <draw:connector draw:style-name="gr19" draw:text-style-name="P1" draw:layer="layout" svg:x1="25.55cm" svg:y1="11.8cm" svg:x2="25.55cm" svg:y2="8.9cm" draw:start-shape="id7" draw:end-shape="id9" svg:d="M25550 11800v-2900" svg:viewBox="0 0 1 2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19:38:15.211000000</meta:creation-date>
    <dc:date>2015-11-20T21:39:54.009000000</dc:date>
    <meta:editing-duration>PT1H27M2S</meta:editing-duration>
    <meta:editing-cycles>18</meta:editing-cycles>
    <meta:generator>LibreOffice/4.3.5.2$Windows_x86 LibreOffice_project/3a87456aaa6a95c63eea1c1b3201acedf0751bd5</meta:generator>
    <meta:document-statistic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